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bf3" officeooo:paragraph-rsid="00156bf3"/>
    </style:style>
    <style:style style:name="P2" style:family="paragraph" style:parent-style-name="Standard">
      <style:text-properties officeooo:rsid="00156bf3" officeooo:paragraph-rsid="00156bf3"/>
    </style:style>
    <style:style style:name="P3" style:family="paragraph" style:parent-style-name="Standard">
      <style:text-properties officeooo:rsid="0015b2a8" officeooo:paragraph-rsid="0015b2a8"/>
    </style:style>
    <style:style style:name="P4" style:family="paragraph" style:parent-style-name="Standard">
      <style:text-properties officeooo:rsid="0016e55b" officeooo:paragraph-rsid="0016e55b"/>
    </style:style>
    <style:style style:name="P5" style:family="paragraph" style:parent-style-name="Standard">
      <style:text-properties officeooo:rsid="00181f12" officeooo:paragraph-rsid="00181f12"/>
    </style:style>
    <style:style style:name="P6" style:family="paragraph" style:parent-style-name="Standard">
      <style:text-properties officeooo:rsid="00186cac" officeooo:paragraph-rsid="00186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Bradner</text:p>
      <text:p text:style-name="P1">Mobile Robotics PS7</text:p>
      <text:p text:style-name="P1"/>
      <text:p text:style-name="P3">Commands for open loop control:</text:p>
      <text:p text:style-name="P3"/>
      <text:p text:style-name="P3"><text:s text:c="4"/>geometry_msgs::PoseStamped pose_stamped;</text:p>
      <text:p text:style-name="P3"><text:s text:c="4"/>pose_stamped.header.frame_id = "world";</text:p>
      <text:p text:style-name="P3"><text:s text:c="4"/>geometry_msgs::Pose pose;</text:p>
      <text:p text:style-name="P3"><text:s text:c="4"/>pose.position.x = 0.0; // say desired x-coord is 5</text:p>
      <text:p text:style-name="P3"><text:s text:c="4"/>pose.position.y = 7.5;</text:p>
      <text:p text:style-name="P3"><text:s text:c="4"/>pose.position.z = 0.0; // let's hope so!</text:p>
      <text:p text:style-name="P3"><text:s text:c="4"/>quat = convertPlanarPhi2Quaternion(0);</text:p>
      <text:p text:style-name="P3"><text:s text:c="4"/>pose.orientation = quat;</text:p>
      <text:p text:style-name="P3"><text:s text:c="4"/>pose_stamped.pose = pose;</text:p>
      <text:p text:style-name="P3"><text:s text:c="4"/>path_srv.request.path.poses.push_back(pose_stamped);</text:p>
      <text:p text:style-name="P3"><text:s/></text:p>
      <text:p text:style-name="P3"><text:s text:c="4"/>pose.position.x = -8.0;</text:p>
      <text:p text:style-name="P3"><text:s text:c="4"/>pose_stamped.pose = pose;</text:p>
      <text:p text:style-name="P3"><text:s text:c="4"/>path_srv.request.path.poses.push_back(pose_stamped);</text:p>
      <text:p text:style-name="P3"></text:p>
      <text:p text:style-name="P3"><text:s text:c="4"/>pose.position.y = 0.0;</text:p>
      <text:p text:style-name="P3"><text:s text:c="4"/>pose_stamped.pose = pose;</text:p>
      <text:p text:style-name="P3"><text:s text:c="4"/>path_srv.request.path.poses.push_back(pose_stamped);</text:p>
      <text:p text:style-name="P3"><text:s text:c="4"/></text:p>
      <text:p text:style-name="P4">See open_loop_motion.mp4 for video of open loop in action</text:p>
      <text:p text:style-name="P4"/>
      <text:p text:style-name="P5">With feedback, the robot immediately performed the motion perfectly using the same position commands as above. Here are the gains used:</text:p>
      <text:p text:style-name="P5"/>
      <text:p text:style-name="P5">In the steering-algorithm header file, “steering_algorithm.h”, there are multiple “magic” numbers:</text:p>
      <text:p text:style-name="P5">const double K_PHI= 10.0; // control gains for steering</text:p>
      <text:p text:style-name="P5">const double K_DISP = 3.0;</text:p>
      <text:p text:style-name="P5">const double K_TRIP_DIST = 1.0;</text:p>
      <text:p text:style-name="P5">// dynamic limitations: these apply to the steering controller; they may be larger than the limits on</text:p>
      <text:p text:style-name="P5">des state generation</text:p>
      <text:p text:style-name="P5">const double MAX_SPEED = 1.0; // m/sec; adjust this</text:p>
      <text:p text:style-name="P5">const double MAX_OMEGA = 1.0; //1.0; // rad/sec; adjust this</text:p>
      <text:p text:style-name="P5"/>
      <text:p text:style-name="P6">Please see the feedback_motion.mp4 for a video.</text:p>
      <text:p text:style-name="P6"/>
      <text:p text:style-name="P6">I tweaked these gains a little after making the video, but the resulting motions were not improved in any meaningful way in my opin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3:45:07.388880743</meta:creation-date>
    <dc:date>2017-03-29T23:53:32.750782696</dc:date>
    <meta:editing-duration>PT7M3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90" meta:character-count="1527" meta:non-whitespace-character-count="1274"/>
  </office:meta>
</office:document-meta>
</file>